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8084" officeooo:paragraph-rsid="001f8084"/>
    </style:style>
    <style:style style:name="P2" style:family="paragraph" style:parent-style-name="Standard">
      <style:paragraph-properties fo:text-align="start" style:justify-single-word="false"/>
      <style:text-properties officeooo:rsid="001f8084" officeooo:paragraph-rsid="001f8084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1f8084" officeooo:paragraph-rsid="001f8084"/>
    </style:style>
    <style:style style:name="P4" style:family="paragraph" style:parent-style-name="Standard" style:list-style-name="L4">
      <style:paragraph-properties fo:text-align="start" style:justify-single-word="false"/>
      <style:text-properties officeooo:rsid="001f8084" officeooo:paragraph-rsid="001f8084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1f8084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215add" officeooo:paragraph-rsid="00215add"/>
    </style:style>
    <style:style style:name="P7" style:family="paragraph" style:parent-style-name="Standard">
      <style:paragraph-properties fo:text-align="start" style:justify-single-word="false"/>
      <style:text-properties officeooo:rsid="00215add" officeooo:paragraph-rsid="00215add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2271fd" officeooo:paragraph-rsid="002271fd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229c28" officeooo:paragraph-rsid="00229c28"/>
    </style:style>
    <style:style style:name="T1" style:family="text">
      <style:text-properties officeooo:rsid="001f8084"/>
    </style:style>
    <style:style style:name="T2" style:family="text">
      <style:text-properties officeooo:rsid="00229c28"/>
    </style:style>
    <style:style style:name="T3" style:family="text">
      <style:text-properties officeooo:rsid="002308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Building Process</text:p>
      <text:p text:style-name="P1"/>
      <text:p text:style-name="P2">Website Title:</text:p>
      <text:p text:style-name="P2"/>
      <text:p text:style-name="P2">Brief Description:</text:p>
      <text:p text:style-name="P2"/>
      <text:p text:style-name="P2">Define The Project</text:p>
      <text:p text:style-name="P2"/>
      <text:list xml:id="list3001043708" text:style-name="L3">
        <text:list-item>
          <text:p text:style-name="P5"><text:span text:style-name="T1">Who is the Website for:</text:span></text:p>
          <text:p text:style-name="P5"/>
          <text:list>
            <text:list-item>
              <text:p text:style-name="P8">The website is for people who have a fundamental grasp of a language who want to increase their <text:span text:style-name="T2">vocabulary in that language.</text:span> </text:p>
              <text:p text:style-name="P8"/>
            </text:list-item>
          </text:list>
        </text:list-item>
        <text:list-item>
          <text:p text:style-name="P3">What is the website for</text:p>
          <text:p text:style-name="P3"/>
          <text:list>
            <text:list-item>
              <text:p text:style-name="P8">The website if for learning individual words and maybe phrases in a different language. <text:span text:style-name="T2">It is <text:s/>meant to help fill the vocabulary gap that usually exists after learning a new language after the first couple years. Therefore,</text:span> <text:span text:style-name="T2">i</text:span>t should be particularly useful for someone that understands and has learned the structure of a language, but does not have a large vocabulary in that language. <text:s/>For example, if a traveler is going to a dinner party, they may want to brush up on some words that pop up in a dinner setting so they can have smoother and more interesting conversations.</text:p>
              <text:p text:style-name="P8"/>
            </text:list-item>
          </text:list>
        </text:list-item>
        <text:list-item>
          <text:p text:style-name="P3">Define the Target audience</text:p>
          <text:list>
            <text:list-item>
              <text:p text:style-name="P9">There is no age range for the target audience, though it is expected that the most significant portion of users will be 18 years or older. <text:span text:style-name="T3">I expect a good segment of users will be multinational families. Multinational businesses will likely have employees that this could benefit as well. I expect there could be some appeal to nomads/international travelers, though it will probably only benefit those that spend extend amounts of time in a country with the foreign language they wish to learn, such as expat communities. </text:span></text:p>
            </text:list-item>
          </text:list>
        </text:list-item>
      </text:list>
      <text:p text:style-name="P2"/>
      <text:p text:style-name="P2">Plan the project</text:p>
      <text:list xml:id="list3626663033" text:style-name="L4">
        <text:list-item>
          <text:p text:style-name="P4">Plan and gather content</text:p>
        </text:list-item>
        <text:list-item>
          <text:p text:style-name="P6">Plan and sketch sitemap</text:p>
        </text:list-item>
        <text:list-item>
          <text:p text:style-name="P6">Define website personality</text:p>
        </text:list-item>
      </text:list>
      <text:p text:style-name="P7"/>
      <text:p text:style-name="P7">Sketc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11:26:45.895000000</meta:creation-date>
    <dc:date>2022-06-07T12:37:18.651000000</dc:date>
    <meta:editing-duration>PT29M1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5" meta:word-count="257" meta:character-count="1490" meta:non-whitespace-character-count="1244"/>
  </office:meta>
</office:document-meta>
</file>